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65539" officeooo:paragraph-rsid="00265539"/>
    </style:style>
    <style:style style:name="P2" style:family="paragraph" style:parent-style-name="Standard">
      <style:text-properties officeooo:rsid="002b61c7" officeooo:paragraph-rsid="002b61c7"/>
    </style:style>
    <style:style style:name="P3" style:family="paragraph" style:parent-style-name="Standard">
      <style:text-properties officeooo:rsid="002c9514" officeooo:paragraph-rsid="002c9514"/>
    </style:style>
    <style:style style:name="P4" style:family="paragraph" style:parent-style-name="Standard">
      <style:text-properties officeooo:rsid="002f7d56" officeooo:paragraph-rsid="002f7d56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c9514" officeooo:paragraph-rsid="002c9514" fo:background-color="#1e1e1e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rsid="00265539" officeooo:paragraph-rsid="00265539"/>
    </style:style>
    <style:style style:name="P9" style:family="paragraph" style:parent-style-name="Standard">
      <style:text-properties officeooo:rsid="002c9514" officeooo:paragraph-rsid="002c9514"/>
    </style:style>
    <style:style style:name="P1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2c9514" officeooo:paragraph-rsid="002c9514" fo:background-color="#1e1e1e"/>
    </style:style>
    <style:style style:name="P12" style:family="paragraph" style:parent-style-name="Standard">
      <style:text-properties officeooo:rsid="0033032e" officeooo:paragraph-rsid="0033032e"/>
    </style:style>
    <style:style style:name="T1" style:family="text">
      <style:text-properties officeooo:rsid="00287421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color="#b5cea8"/>
    </style:style>
    <style:style style:name="T7" style:family="text">
      <style:text-properties fo:color="#4fc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do usar null</text:p>
      <text:p text:style-name="P1">o que Number define</text:p>
      <text:p text:style-name="P1"/>
      <text:p text:style-name="P1">test('array and object equality', () =&gt; {</text:p>
      <text:p text:style-name="P1"><text:s text:c="2"/>const arr = [1, 2 ,3];</text:p>
      <text:p text:style-name="P1"><text:s text:c="2"/>const obj = { a: 1, b: 2, c: 3};</text:p>
      <text:p text:style-name="P1"/>
      <text:p text:style-name="P1"><text:s text:c="2"/>expect(arr).toBe([1, 2, 3]); // fails</text:p>
      <text:p text:style-name="P1"><text:s text:c="2"/>expect(obj).toBe({ a: 1, b: 2, c: 3}); // fails</text:p>
      <text:p text:style-name="P1"><text:s text:c="2"/>expect(arr).toEqual([1, 2, 3]); // OK</text:p>
      <text:p text:style-name="P1"><text:s text:c="2"/>expect(obj).toEqual({ a: 1, b: 2, c: 3}); // OK</text:p>
      <text:p text:style-name="P1">});</text:p>
      <text:p text:style-name="P1">→<text:span text:style-name="T1"> PORQUE?</text:span></text:p>
      <text:p text:style-name="P1"/>
      <text:p text:style-name="P2">UNIT TESTS</text:p>
      <text:p text:style-name="P4">Como verificar se os parâmetros não são Case Sensitive.</text:p>
      <text:p text:style-name="P4">Como verificar se ao passar um nome que não está na tabela, a função retorna undefined.</text:p>
      <text:p text:style-name="P3"/>
      <text:p text:style-name="P6"><text:span text:style-name="T2">const</text:span> <text:span text:style-name="T3">sumFixAmount</text:span> = (<text:span text:style-name="T4">amount</text:span>) <text:span text:style-name="T2">=&gt;</text:span> {</text:p>
      <text:p text:style-name="P5"><text:span text:style-name="T5">return</text:span> (<text:span text:style-name="T4">number</text:span>) <text:span text:style-name="T2">=&gt;</text:span> <text:span text:style-name="T4">amount</text:span> / <text:span text:style-name="T4">number</text:span>;</text:p>
      <text:p text:style-name="P5">}</text:p>
      <text:p text:style-name="P7"/>
      <text:p text:style-name="P5"><text:span text:style-name="T2">const</text:span> <text:span text:style-name="T3">initialSum</text:span> = <text:span text:style-name="T3">sumFixAmount</text:span>(<text:span text:style-name="T6">15</text:span>)</text:p>
      <text:p text:style-name="P7"/>
      <text:p text:style-name="P5"><text:span text:style-name="T4">console</text:span>.<text:span text:style-name="T3">log</text:span>(<text:span text:style-name="T3">initialSum</text:span>(<text:span text:style-name="T6">5</text:span>));</text:p>
      <text:p text:style-name="P5"/>
      <text:p text:style-name="P3"/>
      <text:p text:style-name="P3"/>
      <text:p text:style-name="P12">EXPLICAR</text:p>
      <text:p text:style-name="P3"/>
      <text:p text:style-name="P6"><text:span text:style-name="T2">function</text:span> <text:span text:style-name="T3">authorUnique</text:span>() {</text:p>
      <text:p text:style-name="P5"><text:span text:style-name="T5">return</text:span> <text:span text:style-name="T7">books</text:span>.<text:span text:style-name="T3">every</text:span>((<text:span text:style-name="T4">a</text:span>) <text:span text:style-name="T2">=&gt;</text:span> <text:span text:style-name="T7">books</text:span>.<text:span text:style-name="T3">some</text:span>((<text:span text:style-name="T4">b</text:span>) <text:span text:style-name="T2">=&gt;</text:span> <text:span text:style-name="T4">b</text:span>.<text:span text:style-name="T4">author</text:span>.<text:span text:style-name="T4">birthYear</text:span> === <text:span text:style-name="T4">a</text:span>.<text:span text:style-name="T4">author</text:span>.<text:span text:style-name="T4">birthYear</text:span>));</text:p>
      <text:p text:style-name="P5">}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7:08:20.654903303</meta:creation-date>
    <dc:date>2021-10-06T10:18:47.903860249</dc:date>
    <meta:editing-duration>PT4H41M5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19" meta:character-count="728" meta:non-whitespace-character-count="620"/>
  </office:meta>
</office:document-meta>
</file>